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nFileSystem.MvnFileSystem( FileName fileName ,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nFileSystem.createFile( FileNam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